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67f55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1ba2aa" officeooo:paragraph-rsid="001ba2aa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rsid="002601ab" officeooo:paragraph-rsid="002601ab"/>
    </style:style>
    <style:style style:name="P5" style:family="paragraph" style:parent-style-name="Standard">
      <style:text-properties officeooo:rsid="0008144b" officeooo:paragraph-rsid="0008144b"/>
    </style:style>
    <style:style style:name="P6" style:family="paragraph" style:parent-style-name="Standard">
      <style:text-properties officeooo:rsid="0008144b" officeooo:paragraph-rsid="0015cfad"/>
    </style:style>
    <style:style style:name="P7" style:family="paragraph" style:parent-style-name="Standard">
      <style:text-properties officeooo:paragraph-rsid="001d8d8e"/>
    </style:style>
    <style:style style:name="T1" style:family="text">
      <style:text-properties officeooo:rsid="0008144b"/>
    </style:style>
    <style:style style:name="T2" style:family="text">
      <style:text-properties officeooo:rsid="000c4ada"/>
    </style:style>
    <style:style style:name="T3" style:family="text">
      <style:text-properties officeooo:rsid="000c8b77"/>
    </style:style>
    <style:style style:name="T4" style:family="text">
      <style:text-properties officeooo:rsid="0010ef2c"/>
    </style:style>
    <style:style style:name="T5" style:family="text">
      <style:text-properties officeooo:rsid="0013dbb6"/>
    </style:style>
    <style:style style:name="T6" style:family="text">
      <style:text-properties officeooo:rsid="0015cfad"/>
    </style:style>
    <style:style style:name="T7" style:family="text">
      <style:text-properties officeooo:rsid="00161a0d"/>
    </style:style>
    <style:style style:name="T8" style:family="text">
      <style:text-properties officeooo:rsid="00167f55"/>
    </style:style>
    <style:style style:name="T9" style:family="text">
      <style:text-properties officeooo:rsid="0017c619"/>
    </style:style>
    <style:style style:name="T10" style:family="text">
      <style:text-properties officeooo:rsid="0018cf0d"/>
    </style:style>
    <style:style style:name="T11" style:family="text">
      <style:text-properties officeooo:rsid="001d53a5"/>
    </style:style>
    <style:style style:name="T12" style:family="text">
      <style:text-properties officeooo:rsid="001d8d8e"/>
    </style:style>
    <style:style style:name="T13" style:family="text">
      <style:text-properties officeooo:rsid="0022a033"/>
    </style:style>
    <style:style style:name="T14" style:family="text">
      <style:text-properties officeooo:rsid="002409ab"/>
    </style:style>
    <style:style style:name="T15" style:family="text">
      <style:text-properties officeooo:rsid="0024b7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一<text:span text:style-name="T6">、注册</text:span><text:span text:style-name="T15">、</text:span>登陆zerotier官网<text:span text:style-name="T15">（可以使用github帐号登陆）</text:span>，创建虚拟路由器（network），https://www.zerotier.com/</text:p>
      <text:p text:style-name="P5"/>
      <text:p text:style-name="P6">二<text:span text:style-name="T6">、linux端加入网络</text:span></text:p>
      <text:p text:style-name="P5"><text:span text:style-name="T6">1. </text:span>安装zerotier：</text:p>
      <text:p text:style-name="Standard">curl -s https://install.zerotier.com | sudo bash</text:p>
      <text:p text:style-name="Standard"/>
      <text:p text:style-name="Standard"><text:span text:style-name="T2">##</text:span>本机安装成功：Success! You are ZeroTier address [ 7162996147 ].</text:p>
      <text:p text:style-name="Standard"/>
      <text:p text:style-name="Text_20_body">2、添加开机自启</text:p>
      <text:p text:style-name="P1"><text:span text:style-name="Source_20_Text">$ sudo systemctl enable zerotier-one.service</text:span></text:p>
      <text:p text:style-name="Text_20_body">3、启动zerotier-one.service</text:p>
      <text:p text:style-name="P1"><text:span text:style-name="Source_20_Text">$ sudo systemctl start zerotier-one.service</text:span></text:p>
      <text:p text:style-name="Text_20_body">4、加入网络</text:p>
      <text:p text:style-name="P1"><text:span text:style-name="Source_20_Text">$ sudo zerotier-cli join </text:span><text:span text:style-name="Source_20_Text"><text:span text:style-name="T3">net</text:span></text:span><text:span text:style-name="Source_20_Text">ID</text:span><text:span text:style-name="Source_20_Text"><text:span text:style-name="T4">(网页上创建的id)</text:span></text:span></text:p>
      <text:p text:style-name="P1"><text:span text:style-name="Source_20_Text"/></text:p>
      <text:p text:style-name="P2"><text:span text:style-name="Source_20_Text"><text:span text:style-name="T8">5. 同意加入网络</text:span></text:span></text:p>
      <text:p text:style-name="P2">进入<text:span text:style-name="T1">zerotier官网</text:span><text:span text:style-name="T8">，选择network，点击member选项卡，会提示有设备申请加入，在auth那一项打勾，同意加入网络</text:span></text:p>
      <text:p text:style-name="P2">获得虚拟ip,在managed ips那一项</text:p>
      <text:p text:style-name="P3">使用ifconfig命令，可以查到虚拟网卡：</text:p>
      <text:p text:style-name="P2">zt44xbt4jy: flags=4163&lt;UP,BROADCAST,RUNNING,MULTICAST&gt; <text:s/>mtu 2800</text:p>
      <text:p text:style-name="P2"><text:s text:c="8"/>inet 192.168.195.85 <text:s/>netmask 255.255.255.0 <text:s/>broadcast 192.168.195.255</text:p>
      <text:p text:style-name="P2"/>
      <text:p text:style-name="P2">多个设备接入后<text:span text:style-name="T10">，通过ping这个虚拟ip来检测是否接通</text:span></text:p>
      <text:p text:style-name="P4">6. </text:p>
      <text:p text:style-name="P2">启动一个http服务<text:span text:style-name="T11">，端口自定义，如</text:span></text:p>
      <text:p text:style-name="P2">./a.out <text:s/>25621</text:p>
      <text:p text:style-name="Standard"/>
      <text:p text:style-name="Standard">三<text:span text:style-name="T7">、</text:span></text:p>
      <text:p text:style-name="Standard">手机端加入网络，需要设置 <text:span text:style-name="T5">Use Cellular Data</text:span></text:p>
      <text:p text:style-name="Standard"/>
      <text:p text:style-name="P7">手机加入后<text:span text:style-name="T13">，</text:span>手机浏览器输入ip<text:span text:style-name="T11">+端口即可访问linux内网的http服务</text:span><text:span text:style-name="T12">： </text:span></text:p>
      <text:p text:style-name="P7"><text:span text:style-name="T12">http://192.168.195.85:2562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6:24:38.160475150</meta:creation-date>
    <dc:date>2023-03-14T19:28:49.463188429</dc:date>
    <meta:editing-duration>PT3H4M</meta:editing-duration>
    <meta:editing-cycles>23</meta:editing-cycles>
    <meta:generator>LibreOffice/7.4.4.2$Linux_X86_64 LibreOffice_project/40$Build-2</meta:generator>
    <meta:document-statistic meta:table-count="0" meta:image-count="0" meta:object-count="0" meta:page-count="1" meta:paragraph-count="25" meta:word-count="282" meta:character-count="789" meta:non-whitespace-character-count="736"/>
  </office:meta>
</office:document-meta>
</file>